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ad6d3" officeooo:paragraph-rsid="001ad6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e cambio la variable objetivo por 0 para &lt;=50K, 1 para &gt;50K. </text:p>
        </text:list-item>
        <text:list-item>
          <text:p text:style-name="P1">Se creo un dataframe con las variables categóricas convertidas a numéricas mediante one-ho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21:35:45.810800269</meta:creation-date>
    <dc:date>2026-04-06T22:15:07.721385350</dc:date>
    <meta:editing-duration>PT28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7" meta:character-count="156" meta:non-whitespace-character-count="132"/>
  </office:meta>
</office:document-meta>
</file>